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84d8"/>
    </style:style>
    <style:style style:name="P2" style:family="paragraph" style:parent-style-name="Standard">
      <style:paragraph-properties style:writing-mode="lr-tb"/>
      <style:text-properties officeooo:paragraph-rsid="000f84d8"/>
    </style:style>
    <style:style style:name="P3" style:family="paragraph" style:parent-style-name="Standard">
      <style:text-properties officeooo:paragraph-rsid="001047c1"/>
    </style:style>
    <style:style style:name="P4" style:family="paragraph" style:parent-style-name="Standard">
      <style:text-properties officeooo:paragraph-rsid="00105c29"/>
    </style:style>
    <style:style style:name="P5" style:family="paragraph" style:parent-style-name="Standard">
      <style:text-properties officeooo:paragraph-rsid="00114fd7"/>
    </style:style>
    <style:style style:name="P6" style:family="paragraph" style:parent-style-name="Standard">
      <style:text-properties officeooo:paragraph-rsid="0011f38d"/>
    </style:style>
    <style:style style:name="P7" style:family="paragraph" style:parent-style-name="Standard">
      <style:text-properties officeooo:paragraph-rsid="00133746"/>
    </style:style>
    <style:style style:name="P8" style:family="paragraph" style:parent-style-name="Standard">
      <style:text-properties officeooo:paragraph-rsid="0013acce"/>
    </style:style>
    <style:style style:name="P9" style:family="paragraph" style:parent-style-name="Standard">
      <style:text-properties officeooo:paragraph-rsid="0015a523"/>
    </style:style>
    <style:style style:name="P10" style:family="paragraph" style:parent-style-name="Standard">
      <style:text-properties officeooo:paragraph-rsid="0015d929"/>
    </style:style>
    <style:style style:name="P11" style:family="paragraph" style:parent-style-name="Standard">
      <style:paragraph-properties style:writing-mode="lr-tb"/>
      <style:text-properties officeooo:paragraph-rsid="0015d929"/>
    </style:style>
    <style:style style:name="P12" style:family="paragraph" style:parent-style-name="Standard">
      <style:text-properties officeooo:paragraph-rsid="00169836"/>
    </style:style>
    <style:style style:name="P13" style:family="paragraph" style:parent-style-name="Standard">
      <style:paragraph-properties style:writing-mode="lr-tb"/>
      <style:text-properties officeooo:paragraph-rsid="00169836"/>
    </style:style>
    <style:style style:name="P14" style:family="paragraph" style:parent-style-name="Standard">
      <style:text-properties officeooo:paragraph-rsid="0018369e"/>
    </style:style>
    <style:style style:name="P15" style:family="paragraph" style:parent-style-name="Standard">
      <style:text-properties officeooo:rsid="000f84d8" officeooo:paragraph-rsid="0013acce"/>
    </style:style>
    <style:style style:name="P16" style:family="paragraph" style:parent-style-name="Standard">
      <style:text-properties officeooo:paragraph-rsid="0019320d"/>
    </style:style>
    <style:style style:name="P17" style:family="paragraph" style:parent-style-name="Standard">
      <style:text-properties officeooo:paragraph-rsid="001abf43"/>
    </style:style>
    <style:style style:name="P18" style:family="paragraph" style:parent-style-name="Standard">
      <style:text-properties officeooo:paragraph-rsid="001bf5d6"/>
    </style:style>
    <style:style style:name="P19" style:family="paragraph" style:parent-style-name="Standard">
      <style:text-properties officeooo:paragraph-rsid="001f54a3"/>
    </style:style>
    <style:style style:name="P20" style:family="paragraph" style:parent-style-name="Standard">
      <style:text-properties officeooo:paragraph-rsid="00203c61"/>
    </style:style>
    <style:style style:name="P21" style:family="paragraph" style:parent-style-name="Standard">
      <style:text-properties officeooo:paragraph-rsid="0024098c"/>
    </style:style>
    <style:style style:name="P22" style:family="paragraph" style:parent-style-name="Standard">
      <style:paragraph-properties style:writing-mode="lr-tb"/>
      <style:text-properties officeooo:paragraph-rsid="00246314"/>
    </style:style>
    <style:style style:name="P23" style:family="paragraph" style:parent-style-name="Standard">
      <style:paragraph-properties style:writing-mode="lr-tb"/>
      <style:text-properties officeooo:rsid="00246314" officeooo:paragraph-rsid="00246314"/>
    </style:style>
    <style:style style:name="P24" style:family="paragraph" style:parent-style-name="Standard">
      <style:text-properties officeooo:paragraph-rsid="0024e852"/>
    </style:style>
    <style:style style:name="P25" style:family="paragraph" style:parent-style-name="Standard">
      <style:text-properties officeooo:rsid="0024e852" officeooo:paragraph-rsid="0024e852"/>
    </style:style>
    <style:style style:name="P26" style:family="paragraph" style:parent-style-name="Standard">
      <style:text-properties officeooo:paragraph-rsid="0026b253"/>
    </style:style>
    <style:style style:name="P27" style:family="paragraph" style:parent-style-name="Standard">
      <style:text-properties officeooo:rsid="0026b253" officeooo:paragraph-rsid="0026b253"/>
    </style:style>
    <style:style style:name="P28" style:family="paragraph" style:parent-style-name="Standard">
      <style:text-properties officeooo:paragraph-rsid="002780b1"/>
    </style:style>
    <style:style style:name="P29" style:family="paragraph" style:parent-style-name="Standard">
      <style:text-properties officeooo:rsid="002780b1" officeooo:paragraph-rsid="002780b1"/>
    </style:style>
    <style:style style:name="P30" style:family="paragraph" style:parent-style-name="Standard">
      <style:text-properties officeooo:paragraph-rsid="00295291"/>
    </style:style>
    <style:style style:name="P31" style:family="paragraph" style:parent-style-name="Standard">
      <style:text-properties officeooo:paragraph-rsid="002c63a7"/>
    </style:style>
    <style:style style:name="P32" style:family="paragraph" style:parent-style-name="Standard">
      <style:text-properties officeooo:rsid="002c63a7" officeooo:paragraph-rsid="002c63a7"/>
    </style:style>
    <style:style style:name="P33" style:family="paragraph" style:parent-style-name="Standard">
      <style:paragraph-properties style:writing-mode="lr-tb"/>
      <style:text-properties officeooo:rsid="002c63a7" officeooo:paragraph-rsid="002c63a7"/>
    </style:style>
    <style:style style:name="P34" style:family="paragraph" style:parent-style-name="Standard">
      <style:paragraph-properties style:writing-mode="lr-tb"/>
      <style:text-properties officeooo:rsid="002c63a7" officeooo:paragraph-rsid="002e6fc1"/>
    </style:style>
    <style:style style:name="P35" style:family="paragraph" style:parent-style-name="Standard">
      <style:paragraph-properties style:writing-mode="lr-tb"/>
      <style:text-properties officeooo:rsid="002e6fc1" officeooo:paragraph-rsid="002e6fc1"/>
    </style:style>
    <style:style style:name="P36" style:family="paragraph" style:parent-style-name="Standard">
      <style:paragraph-properties style:writing-mode="lr-tb"/>
      <style:text-properties fo:font-weight="bold" officeooo:rsid="002c63a7" officeooo:paragraph-rsid="002c63a7" style:font-weight-asian="bold" style:font-weight-complex="bold"/>
    </style:style>
    <style:style style:name="P37" style:family="paragraph" style:parent-style-name="Standard">
      <style:text-properties fo:font-weight="bold" style:font-weight-asian="bold" style:font-weight-complex="bold"/>
    </style:style>
    <style:style style:name="P38" style:family="paragraph" style:parent-style-name="Standard">
      <style:paragraph-properties style:writing-mode="lr-tb"/>
      <style:text-properties fo:font-weight="bold" officeooo:rsid="002e6fc1" officeooo:paragraph-rsid="002e6fc1" style:font-weight-asian="bold" style:font-weight-complex="bold"/>
    </style:style>
    <style:style style:name="P39" style:family="paragraph" style:parent-style-name="Standard">
      <style:paragraph-properties style:writing-mode="lr-tb"/>
      <style:text-properties fo:font-weight="bold" officeooo:rsid="003023c8" officeooo:paragraph-rsid="003023c8" style:font-weight-asian="bold" style:font-weight-complex="bold"/>
    </style:style>
    <style:style style:name="P40" style:family="paragraph" style:parent-style-name="Standard">
      <style:paragraph-properties style:writing-mode="lr-tb"/>
      <style:text-properties fo:font-weight="bold" officeooo:rsid="0033200f" officeooo:paragraph-rsid="0033200f" style:font-weight-asian="bold" style:font-weight-complex="bold"/>
    </style:style>
    <style:style style:name="P41" style:family="paragraph" style:parent-style-name="Standard">
      <style:paragraph-properties style:writing-mode="lr-tb"/>
      <style:text-properties officeooo:rsid="003023c8" officeooo:paragraph-rsid="003023c8"/>
    </style:style>
    <style:style style:name="P42" style:family="paragraph" style:parent-style-name="Standard">
      <style:paragraph-properties style:writing-mode="lr-tb"/>
      <style:text-properties fo:font-weight="normal" officeooo:rsid="003023c8" officeooo:paragraph-rsid="003023c8" style:font-weight-asian="normal" style:font-weight-complex="normal"/>
    </style:style>
    <style:style style:name="P43" style:family="paragraph" style:parent-style-name="Standard">
      <style:paragraph-properties style:writing-mode="lr-tb"/>
      <style:text-properties fo:font-weight="normal" officeooo:rsid="0032be7f" officeooo:paragraph-rsid="0032be7f" style:font-weight-asian="normal" style:font-weight-complex="normal"/>
    </style:style>
    <style:style style:name="P44" style:family="paragraph" style:parent-style-name="Standard">
      <style:paragraph-properties style:writing-mode="lr-tb"/>
      <style:text-properties fo:font-weight="normal" officeooo:rsid="0033200f" officeooo:paragraph-rsid="0033200f" style:font-weight-asian="normal" style:font-weight-complex="normal"/>
    </style:style>
    <style:style style:name="P45" style:family="paragraph" style:parent-style-name="Standard">
      <style:paragraph-properties style:writing-mode="lr-tb"/>
      <style:text-properties fo:font-weight="normal" officeooo:rsid="0034af5a" officeooo:paragraph-rsid="0034af5a" style:font-weight-asian="normal" style:font-weight-complex="normal"/>
    </style:style>
    <style:style style:name="P46" style:family="paragraph" style:parent-style-name="Standard">
      <style:paragraph-properties style:writing-mode="lr-tb"/>
      <style:text-properties fo:font-weight="normal" officeooo:rsid="0034b75b" officeooo:paragraph-rsid="0034b75b" style:font-weight-asian="normal" style:font-weight-complex="normal"/>
    </style:style>
    <style:style style:name="P47" style:family="paragraph" style:parent-style-name="Standard">
      <style:text-properties officeooo:paragraph-rsid="0011f38d" fo:background-color="#ffff00"/>
    </style:style>
    <style:style style:name="P48" style:family="paragraph" style:parent-style-name="Standard">
      <style:text-properties officeooo:paragraph-rsid="0013acce" fo:background-color="#ffff00"/>
    </style:style>
    <style:style style:name="P49" style:family="paragraph" style:parent-style-name="Standard">
      <style:text-properties officeooo:paragraph-rsid="0015a523" fo:background-color="#ffff00"/>
    </style:style>
    <style:style style:name="P50" style:family="paragraph" style:parent-style-name="Standard">
      <style:text-properties officeooo:paragraph-rsid="00169836" fo:background-color="#ffff00"/>
    </style:style>
    <style:style style:name="P51" style:family="paragraph" style:parent-style-name="Standard">
      <style:text-properties officeooo:paragraph-rsid="0024e852"/>
    </style:style>
    <style:style style:name="P52" style:family="paragraph" style:parent-style-name="Standard">
      <style:text-properties officeooo:rsid="0024e852" officeooo:paragraph-rsid="0024e852"/>
    </style:style>
    <style:style style:name="T1" style:family="text">
      <style:text-properties officeooo:rsid="000f84d8"/>
    </style:style>
    <style:style style:name="T2" style:family="text">
      <style:text-properties officeooo:rsid="001047c1"/>
    </style:style>
    <style:style style:name="T3" style:family="text">
      <style:text-properties officeooo:rsid="00105c29"/>
    </style:style>
    <style:style style:name="T4" style:family="text">
      <style:text-properties officeooo:rsid="00114fd7"/>
    </style:style>
    <style:style style:name="T5" style:family="text">
      <style:text-properties officeooo:rsid="0011f38d"/>
    </style:style>
    <style:style style:name="T6" style:family="text">
      <style:text-properties officeooo:rsid="00133746"/>
    </style:style>
    <style:style style:name="T7" style:family="text">
      <style:text-properties officeooo:rsid="0013acce"/>
    </style:style>
    <style:style style:name="T8" style:family="text">
      <style:text-properties fo:color="#080808" loext:opacity="100%" style:font-name="Noto Sa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080808" loext:opacity="100%" style:font-name="Noto Sans Mono" fo:font-size="10pt" fo:font-style="normal" fo:font-weight="normal" officeooo:rsid="0013acce" style:font-size-asian="10pt" style:font-style-asian="normal" style:font-weight-asian="normal"/>
    </style:style>
    <style:style style:name="T10" style:family="text">
      <style:text-properties fo:color="#080808" loext:opacity="100%" style:font-name="Noto Sans Mono" fo:font-size="10pt" fo:font-style="normal" fo:font-weight="normal" officeooo:rsid="0015a523" style:font-size-asian="10pt" style:font-style-asian="normal" style:font-weight-asian="normal"/>
    </style:style>
    <style:style style:name="T11" style:family="text">
      <style:text-properties fo:color="#080808" loext:opacity="100%" style:font-name="Noto Sans Mono" fo:font-size="10pt" fo:font-style="normal" fo:font-weight="normal" officeooo:rsid="00169836" style:font-size-asian="10pt" style:font-style-asian="normal" style:font-weight-asian="normal"/>
    </style:style>
    <style:style style:name="T12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officeooo:rsid="0015a523"/>
    </style:style>
    <style:style style:name="T14" style:family="text">
      <style:text-properties officeooo:rsid="00169836"/>
    </style:style>
    <style:style style:name="T15" style:family="text">
      <style:text-properties officeooo:rsid="0018369e"/>
    </style:style>
    <style:style style:name="T16" style:family="text">
      <style:text-properties officeooo:rsid="001abf43"/>
    </style:style>
    <style:style style:name="T17" style:family="text">
      <style:text-properties officeooo:rsid="001bf5d6"/>
    </style:style>
    <style:style style:name="T18" style:family="text">
      <style:text-properties officeooo:rsid="001d9934"/>
    </style:style>
    <style:style style:name="T19" style:family="text">
      <style:text-properties officeooo:rsid="001f54a3"/>
    </style:style>
    <style:style style:name="T20" style:family="text">
      <style:text-properties officeooo:rsid="00203c61"/>
    </style:style>
    <style:style style:name="T21" style:family="text">
      <style:text-properties officeooo:rsid="0024098c"/>
    </style:style>
    <style:style style:name="T22" style:family="text">
      <style:text-properties officeooo:rsid="0024e852"/>
    </style:style>
    <style:style style:name="T23" style:family="text">
      <style:text-properties officeooo:rsid="0026b253"/>
    </style:style>
    <style:style style:name="T24" style:family="text">
      <style:text-properties officeooo:rsid="002780b1"/>
    </style:style>
    <style:style style:name="T25" style:family="text">
      <style:text-properties officeooo:rsid="00295291"/>
    </style:style>
    <style:style style:name="T26" style:family="text">
      <style:text-properties officeooo:rsid="002c63a7"/>
    </style:style>
    <style:style style:name="T27" style:family="text">
      <style:text-properties officeooo:rsid="002d9635"/>
    </style:style>
    <style:style style:name="T28" style:family="text">
      <style:text-properties officeooo:rsid="002e6fc1"/>
    </style:style>
    <style:style style:name="T29" style:family="text">
      <style:text-properties officeooo:rsid="003023c8"/>
    </style:style>
    <style:style style:name="T30" style:family="text">
      <style:text-properties officeooo:rsid="0032be7f"/>
    </style:style>
    <style:style style:name="T31" style:family="text">
      <style:text-properties officeooo:rsid="0033200f"/>
    </style:style>
    <style:style style:name="T32" style:family="text">
      <style:text-properties officeooo:rsid="0034af5a"/>
    </style:style>
    <style:style style:name="T33" style:family="text">
      <style:text-properties officeooo:rsid="0034b75b"/>
    </style:style>
    <style:style style:name="T34" style:family="text">
      <style:text-properties officeooo:rsid="003556cd"/>
    </style:style>
    <style:style style:name="T35" style:family="text">
      <style:text-properties officeooo:rsid="0036dfd7"/>
    </style:style>
    <style:style style:name="T36" style:family="text">
      <style:text-properties officeooo:rsid="003857e5"/>
    </style:style>
    <style:style style:name="T37" style:family="text">
      <style:text-properties officeooo:rsid="000f84d8" fo:background-color="#ffff00" loext:char-shading-value="0"/>
    </style:style>
    <style:style style:name="T38" style:family="text">
      <style:text-properties officeooo:rsid="003857e5" fo:background-color="#ffff00" loext:char-shading-value="0"/>
    </style:style>
    <style:style style:name="T39" style:family="text">
      <style:text-properties officeooo:rsid="00133746" fo:background-color="#ffff00" loext:char-shading-value="0"/>
    </style:style>
    <style:style style:name="T40" style:family="text">
      <style:text-properties fo:background-color="#ffff00" loext:char-shading-value="0"/>
    </style:style>
    <style:style style:name="T41" style:family="text">
      <style:text-properties officeooo:rsid="003c3238" fo:background-color="#ffff00" loext:char-shading-value="0"/>
    </style:style>
    <style:style style:name="T42" style:family="text">
      <style:text-properties officeooo:rsid="0039d93f"/>
    </style:style>
    <style:style style:name="T43" style:family="text">
      <style:text-properties officeooo:rsid="003ad600"/>
    </style:style>
    <style:style style:name="T44" style:family="text">
      <style:text-properties officeooo:rsid="003c3238"/>
    </style:style>
    <style:style style:name="T45" style:family="text">
      <style:text-properties officeooo:rsid="003dbcb7"/>
    </style:style>
    <style:style style:name="T46" style:family="text">
      <style:text-properties officeooo:rsid="003ffb33"/>
    </style:style>
    <style:style style:name="T47" style:family="text">
      <style:text-properties officeooo:rsid="0041c00f"/>
    </style:style>
    <style:style style:name="T48" style:family="text">
      <style:text-properties officeooo:rsid="00424613"/>
    </style:style>
    <style:style style:name="T49" style:family="text">
      <style:text-properties officeooo:rsid="0042e918"/>
    </style:style>
    <style:style style:name="T50" style:family="text">
      <style:text-properties officeooo:rsid="00439907"/>
    </style:style>
    <style:style style:name="T51" style:family="text">
      <style:text-properties officeooo:rsid="00447ae3"/>
    </style:style>
    <style:style style:name="T52" style:family="text">
      <style:text-properties officeooo:rsid="004650fd"/>
    </style:style>
    <style:style style:name="T53" style:family="text">
      <style:text-properties officeooo:rsid="004747e7"/>
    </style:style>
    <style:style style:name="T54" style:family="text">
      <style:text-properties officeooo:rsid="00475069"/>
    </style:style>
    <style:style style:name="T55" style:family="text">
      <style:text-properties officeooo:rsid="0048433f"/>
    </style:style>
    <style:style style:name="T56" style:family="text">
      <style:text-properties officeooo:rsid="004a078e"/>
    </style:style>
    <style:style style:name="T57" style:family="text">
      <style:text-properties officeooo:rsid="004acb61"/>
    </style:style>
    <style:style style:name="T58" style:family="text">
      <style:text-properties officeooo:rsid="004bc821"/>
    </style:style>
    <style:style style:name="T59" style:family="text">
      <style:text-properties officeooo:rsid="004d10ae"/>
    </style:style>
    <style:style style:name="T60" style:family="text">
      <style:text-properties officeooo:rsid="004e8c68"/>
    </style:style>
    <style:style style:name="T61" style:family="text">
      <style:text-properties officeooo:rsid="005033c3"/>
    </style:style>
    <style:style style:name="T62" style:family="text">
      <style:text-properties officeooo:rsid="0051a671"/>
    </style:style>
    <style:style style:name="T63" style:family="text">
      <style:text-properties officeooo:rsid="0051e35a"/>
    </style:style>
    <style:style style:name="T64" style:family="text">
      <style:text-properties officeooo:rsid="0052644c"/>
    </style:style>
    <style:style style:name="T65" style:family="text">
      <style:text-properties officeooo:rsid="00540f91"/>
    </style:style>
    <style:style style:name="T66" style:family="text">
      <style:text-properties officeooo:rsid="0054d9dd"/>
    </style:style>
    <style:style style:name="T67" style:family="text">
      <style:text-properties officeooo:rsid="005714d4"/>
    </style:style>
    <style:style style:name="T68" style:family="text">
      <style:text-properties officeooo:rsid="0058223c"/>
    </style:style>
    <style:style style:name="T69" style:family="text">
      <style:text-properties officeooo:rsid="0059dd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 Identify and translate. For example: नरस्य: Gen Sg Masc of नरः ‘man’ –› ‘of the/a man’</text:p>
      <text:p text:style-name="Standard">Vocabulary for Exercises 1 and 2:</text:p>
      <text:p text:style-name="Standard">अन्त-कृत्- (m.) ‘death’ (lit. ‘end-making’)</text:p>
      <text:p text:style-name="Standard">यज्ञ-भुज<text:span text:style-name="T1">्</text:span> (Adj) ‘enjoying the sacrifice’</text:p>
      <text:p text:style-name="Standard">बल-कृत्- (Adj) ‘strengthening’</text:p>
      <text:p text:style-name="Standard"><text:bookmark-start text:name="__DdeLink__8205_218499239"/>प्रिय<text:bookmark-end text:name="__DdeLink__8205_218499239"/>-वाच्- (Adj) ‘kind-voiced, whose words are kind’</text:p>
      <text:p text:style-name="Standard"/>
      <text:p text:style-name="P1">१) वेदविदि <text:span text:style-name="T1"><text:s/>→ </text:span>वेद-विद<text:span text:style-name="T1">् (Loc, sg, m) → в знающем Веды</text:span></text:p>
      <text:p text:style-name="P2">२) सुहृदे <text:span text:style-name="T1"><text:s/>→ सु-हृद् (Dat, sg, m</text:span><text:span text:style-name="T5">fn</text:span><text:span text:style-name="T1">) → милосердн</text:span><text:span text:style-name="T3">ому</text:span><text:span text:style-name="T1">, добросердечн</text:span><text:span text:style-name="T3">ому; </text:span><text:span text:style-name="T13">другу(m)</text:span></text:p>
      <text:p text:style-name="P1">३) <text:span text:style-name="T40">बलकृतः</text:span><text:span text:style-name="T37"> → बल-कृत</text:span><text:span text:style-name="T38">्</text:span><text:span text:style-name="T37"> (</text:span><text:span text:style-name="T38">Abl/Gen</text:span><text:span text:style-name="T37">, sg, </text:span><text:span text:style-name="T39">mnf, </text:span><text:span text:style-name="T38">\ Nom\Voc\Acc, pl </text:span><text:span text:style-name="T37">) → усиливающий</text:span></text:p>
      <text:p text:style-name="P1">४) वाचा<text:span text:style-name="T1"> → <text:s/>वाच</text:span><text:span text:style-name="T3">्</text:span><text:span text:style-name="T1"> (Instr, sg, f)→ голосом, речью</text:span></text:p>
      <text:p text:style-name="P1">५) विद्युत्सु<text:span text:style-name="T1"> → विद्युत् (Loc, pl, f) → в молниях</text:span></text:p>
      <text:p text:style-name="P3">६) अन्तकृद्भ्याम्<text:span text:style-name="T1"> → <text:s/>अन्त-कृद्भ्याम् </text:span><text:span text:style-name="T2">(Instr/Dat/Abl, du, m)</text:span><text:span text:style-name="T1">→ </text:span><text:span text:style-name="T2">(двумя) смертями\смертям\смертей</text:span></text:p>
      <text:p text:style-name="P4">७) सुहृत्<text:span text:style-name="T1"> → सुह</text:span><text:span text:style-name="T3">ृद् (Nom/Voc, sg, m</text:span><text:span text:style-name="T5">fn</text:span><text:span text:style-name="T3">)</text:span><text:span text:style-name="T1"> → <text:s/>милосердный, добросердечный; </text:span><text:span text:style-name="T13">друг(м)</text:span></text:p>
      <text:p text:style-name="P4">८) विद्युतः<text:span text:style-name="T1"> → विद्युत् </text:span><text:span text:style-name="T3">(Gen\Abl, sg - Nom/Voc/Acc, pl, f)</text:span><text:span text:style-name="T1"> → </text:span><text:span text:style-name="T3">у молнии, от молнии, (о) молнии</text:span></text:p>
      <text:p text:style-name="P4">९) प्रियवाचौ<text:span text:style-name="T1"> → प्रियवा</text:span><text:span text:style-name="T3">च् (Nom/Voc/Acc, du, </text:span><text:span text:style-name="T6">m</text:span><text:span text:style-name="T36">f</text:span><text:span text:style-name="T3">)</text:span><text:span text:style-name="T1"> → </text:span><text:span text:style-name="T3">(дв</text:span><text:span text:style-name="T6">а</text:span><text:span text:style-name="T3">) </text:span><text:span text:style-name="T6">сладко</text:span><text:span text:style-name="T3">голос</text:span><text:span text:style-name="T6">ых</text:span></text:p>
      <text:p text:style-name="P5">१०) आपत्सु<text:span text:style-name="T1"> → आप</text:span><text:span text:style-name="T42">द्</text:span><text:span text:style-name="T1"> </text:span><text:span text:style-name="T4">(Loc, pl, f)</text:span><text:span text:style-name="T1">→ </text:span><text:span text:style-name="T4">в падени</text:span><text:span text:style-name="T43">ях</text:span><text:span text:style-name="T4">, в катастроф</text:span><text:span text:style-name="T43">ах</text:span></text:p>
      <text:p text:style-name="P5">११) विद्युद्भिः<text:span text:style-name="T1"> → विद्युत् </text:span><text:span text:style-name="T4">(Instr, pl, f)</text:span><text:span text:style-name="T1"> → </text:span><text:span text:style-name="T4">молниями</text:span></text:p>
      <text:p text:style-name="P6">१२) यज्ञभुजे<text:span text:style-name="T1"> → यज्ञ-भुज् </text:span><text:span text:style-name="T5">(Dat, sg, mfn)</text:span><text:span text:style-name="T1"> → </text:span><text:span text:style-name="T5">наслаждающ</text:span><text:span text:style-name="T6">емуся</text:span><text:span text:style-name="T5"> жертвоприношением</text:span></text:p>
      <text:p text:style-name="P47">१३) जगती<text:span text:style-name="T1"> → </text:span><text:bookmark-start text:name="__DdeLink__8193_218499239"/><text:span text:style-name="T1">जगत</text:span><text:span text:style-name="T5">्</text:span><text:bookmark-end text:name="__DdeLink__8193_218499239"/><text:span text:style-name="T5"> (</text:span><text:span text:style-name="T44">Nom/Voc/Acc</text:span><text:span text:style-name="T5">, </text:span><text:span text:style-name="T44">du</text:span><text:span text:style-name="T5">, n)</text:span><text:span text:style-name="T1"> → </text:span><text:span text:style-name="T5">в мире</text:span></text:p>
      <text:p text:style-name="P6">१४) सुहृदोः<text:span text:style-name="T1"> → <text:s/>सुह</text:span><text:span text:style-name="T3">ृद् (</text:span><text:span text:style-name="T5">Gen/Loc, du, mfn)</text:span><text:span text:style-name="T1"> → </text:span><text:span text:style-name="T5">в\у(двух) милосердных</text:span></text:p>
      <text:p text:style-name="P6">१५) विद्युताम्<text:span text:style-name="T1"> → <text:s/>विद्युत् </text:span><text:span text:style-name="T5">(Gen, pl, f)</text:span><text:span text:style-name="T1"> → </text:span><text:span text:style-name="T5">у молний</text:span></text:p>
      <text:p text:style-name="P7">१६) यज्ञभुक्<text:span text:style-name="T1"> → <text:s/>यज्ञ-भुज् </text:span><text:span text:style-name="T5">(Nom/Voc) </text:span><text:span text:style-name="T1">→ </text:span><text:span text:style-name="T5">наслаждающийся жертвоприношением</text:span></text:p>
      <text:p text:style-name="P1">१७) वाचः<text:span text:style-name="T1"> → <text:s/></text:span><text:span text:style-name="T6">वाच् (Abl/Gen, sg – Nom/Voc/Acc, pl, f)</text:span><text:span text:style-name="T1">→ </text:span><text:span text:style-name="T6">из речи\у речи, (о) речи, </text:span></text:p>
      <text:p text:style-name="P1">१८) <text:span text:style-name="T40">जगन्ति</text:span><text:span text:style-name="T37"> → </text:span><text:span text:style-name="T39">(Nom/Voc/Acc, </text:span><text:span text:style-name="T41">pl</text:span><text:span text:style-name="T39">, n)</text:span><text:span text:style-name="T37"> → </text:span><text:span text:style-name="T39">мир</text:span><text:span text:style-name="T41">ы</text:span></text:p>
      <text:p text:style-name="P7">१९) वाग्भ्यः<text:span text:style-name="T1"> → </text:span><text:span text:style-name="T6">वाच् (Dat/Abl, pl)</text:span><text:span text:style-name="T1"> → </text:span><text:span text:style-name="T6">речам\от речей</text:span></text:p>
      <text:p text:style-name="P7">२०) बलकृद्भिः<text:span text:style-name="T1"> → <text:s/></text:span><text:span text:style-name="T6">(Instr, pl, mnf)</text:span><text:span text:style-name="T1">→ усиливающ</text:span><text:span text:style-name="T6">им</text:span></text:p>
      <text:p text:style-name="P7">२१) वाक्षु<text:span text:style-name="T1"> → <text:s/></text:span><text:span text:style-name="T6">वाच् (Loc, pl, f) </text:span><text:span text:style-name="T1">→ </text:span><text:span text:style-name="T6">в речах</text:span></text:p>
      <text:p text:style-name="P7">२२) प्रियवाचोः<text:span text:style-name="T1"> → प्रियवा</text:span><text:span text:style-name="T3">च्</text:span><text:span text:style-name="T1"> </text:span><text:span text:style-name="T6">(Gen/Loc, du, mnf)</text:span><text:span text:style-name="T1">→ </text:span><text:span text:style-name="T6">у\в(двоих) сладкоголосых</text:span></text:p>
      <text:p text:style-name="P1">२३) आपदम्<text:span text:style-name="T1"> → </text:span><text:span text:style-name="T6">(</text:span><text:span text:style-name="T45">Acc</text:span><text:span text:style-name="T6">, </text:span><text:span text:style-name="T45">sg</text:span><text:span text:style-name="T6">, f) </text:span><text:span text:style-name="T1">→ </text:span><text:span text:style-name="T6">у падени</text:span><text:span text:style-name="T45">е</text:span><text:span text:style-name="T6">, катастроф</text:span><text:span text:style-name="T45">у</text:span></text:p>
      <text:p text:style-name="Standard"/>
      <text:p text:style-name="Standard">2) Of the Sanskrit of each word, give the form listed in brackets.</text:p>
      <text:p text:style-name="Standard"/>
      <text:p text:style-name="Standard">Example: ‘man’ (Gen Sg) –› नरस्य</text:p>
      <text:p text:style-name="P8">a) ‘fall’ (Abl Sg)<text:span text:style-name="T1"> → </text:span><text:span text:style-name="T7">आपदः</text:span></text:p>
      <text:p text:style-name="P8">b) ‘death’ (Acc Du)<text:span text:style-name="T1"> → अन्तकृत</text:span><text:span text:style-name="T7">ौ</text:span></text:p>
      <text:p text:style-name="P8">c) ‘Veda-knowing’ (Nom Pl Masc)<text:span text:style-name="T1"> → वेदविद</text:span><text:span text:style-name="T7">ः</text:span></text:p>
      <text:p text:style-name="P8">d) ‘lightning’ (Dat Sg)<text:span text:style-name="T1"> → विद्युत</text:span><text:span text:style-name="T7">े</text:span></text:p>
      <text:p text:style-name="P8">e) ‘kind-voiced’ (Acc Pl Fem)<text:span text:style-name="T1"> → प्रियवा</text:span><text:span text:style-name="T3">च</text:span><text:span text:style-name="T7">ः</text:span></text:p>
      <text:p text:style-name="P48">f) ‘enjoying the sacrifice’ (Voc Pl Ntr)<text:span text:style-name="T1"> → यज्ञभु</text:span><text:span text:style-name="T46">ञ्नि</text:span></text:p>
      <text:p text:style-name="P8">g) ‘friend’ (Nom Sg)<text:span text:style-name="T1"> → </text:span><text:span text:style-name="T8">सुहृ</text:span><text:span text:style-name="T9">त् (मित्रम्, सखी)</text:span></text:p>
      <text:p text:style-name="P9">h) ‘<text:bookmark-start text:name="__DdeLink__8226_218499239"/>world<text:bookmark-end text:name="__DdeLink__8226_218499239"/>’ (Gen Sg)<text:span text:style-name="T1"> → </text:span><text:span text:style-name="T8">जगत</text:span><text:span text:style-name="T10">ः (लोकस्य)</text:span></text:p>
      <text:p text:style-name="P49"><text:span text:style-name="T13">i</text:span>) ‘strengthening’ (Loc Du Ntr)<text:span text:style-name="T1"> → </text:span><text:span text:style-name="T47">balakritoh</text:span></text:p>
      <text:p text:style-name="P9">j) ‘fall’ (Loc Pl)<text:span text:style-name="T1"> → </text:span><text:span text:style-name="T7">आप</text:span><text:span text:style-name="T13">त्सु</text:span></text:p>
      <text:p text:style-name="P9">k) ‘kind-voiced’ (Gen Pl)<text:span text:style-name="T1"> → </text:span><text:span text:style-name="T13">प्रियवाचाम्</text:span></text:p>
      <text:p text:style-name="P9">l) ‘voice’ (Instr Pl)<text:span text:style-name="T1"> →</text:span><text:span text:style-name="T13">वाग्भिः</text:span></text:p>
      <text:p text:style-name="P8"><text:soft-page-break/></text:p>
      <text:p text:style-name="P8"/>
      <text:p text:style-name="P8"/>
      <text:p text:style-name="P15"><text:s/></text:p>
      <text:p text:style-name="Standard"/>
      <text:p text:style-name="Standard">3) Review exercise: identify and translate. Example: नरे – Loc Sg of नर- (m.) ‘in a/the man’</text:p>
      <text:p text:style-name="Standard"/>
      <text:p text:style-name="P10">१) <text:bookmark-start text:name="__DdeLink__8239_218499239"/>दानानि<text:bookmark-end text:name="__DdeLink__8239_218499239"/> → दान <text:span text:style-name="T14">(Nom\Voc\Acc, pl, n)</text:span> → <text:span text:style-name="T14">(о) дары</text:span></text:p>
      <text:p text:style-name="P12">२) छायायाम्→ छाया <text:span text:style-name="T14">(Loc, sg, f) </text:span>→ <text:span text:style-name="T14">в тени</text:span></text:p>
      <text:p text:style-name="P11">३) <text:bookmark-start text:name="__DdeLink__8242_218499239"/>मध्या<text:bookmark-end text:name="__DdeLink__8242_218499239"/>त्→ मध्य <text:span text:style-name="T14">(Abl, sg, n)</text:span> → <text:span text:style-name="T14">из середины</text:span></text:p>
      <text:p text:style-name="P12">४) दासीम्→ दासी<text:span text:style-name="T14">(Acc, sg, f)</text:span> → <text:span text:style-name="T14">рабыню</text:span></text:p>
      <text:p text:style-name="P12">५) <text:bookmark-start text:name="__DdeLink__8245_218499239"/>निध<text:bookmark-end text:name="__DdeLink__8245_218499239"/>नस्य→ <text:s/><text:span text:style-name="T8">निधन </text:span><text:span text:style-name="T11">(Gen, sg, n)</text:span>→ <text:span text:style-name="T14">у смерти</text:span></text:p>
      <text:p text:style-name="P50">६) <text:bookmark-start text:name="__DdeLink__8251_218499239"/>कृत्स्ना<text:bookmark-end text:name="__DdeLink__8251_218499239"/>→ <text:span text:style-name="T11">(Adj, Nom, sg, f)</text:span> → <text:span text:style-name="T47">вся, целая</text:span></text:p>
      <text:p text:style-name="P13">७) भार्ये→ भार्य<text:span text:style-name="T14">ा (Voc, sg – Nom/Voc/Acc, du)</text:span> → <text:span text:style-name="T14">о жена, (о) две жены</text:span></text:p>
      <text:p text:style-name="P12">८) <text:bookmark-start text:name="__DdeLink__8263_218499239"/>अर्था<text:bookmark-end text:name="__DdeLink__8263_218499239"/>य→ अर्थ <text:span text:style-name="T14">(Dat, sg, m)</text:span> → <text:span text:style-name="T14">цели</text:span></text:p>
      <text:p text:style-name="P12">९) पृथिव्यै→ <text:bookmark-start text:name="__DdeLink__8266_218499239"/>पृथिव<text:span text:style-name="T14">ी</text:span><text:bookmark-end text:name="__DdeLink__8266_218499239"/> <text:span text:style-name="T14">(Dat, sg, f)</text:span>→ <text:span text:style-name="T14">земле</text:span></text:p>
      <text:p text:style-name="P12">१०) <text:bookmark-start text:name="__DdeLink__8268_218499239"/>कुला<text:bookmark-end text:name="__DdeLink__8268_218499239"/>भ्याम्→ कुल<text:span text:style-name="T14">(Inst/Dat/Abl, du, n)</text:span> → <text:span text:style-name="T14">двумя семьями, двум семьям, из двух семей</text:span></text:p>
      <text:p text:style-name="P14">११) वाक्→ वा<text:span text:style-name="T15">च्</text:span> <text:span text:style-name="T15">(Nom\Voc, sg, f)</text:span> → <text:span text:style-name="T15">(о) речь\голос</text:span></text:p>
      <text:p text:style-name="P10">१२) नार्यः→ <text:span text:style-name="T15">नारी (Nom/Voc, pl, f)</text:span> → <text:span text:style-name="T15">(о) женщин</text:span><text:span text:style-name="T47">ы</text:span></text:p>
      <text:p text:style-name="P10">१३) <text:bookmark-start text:name="__DdeLink__8271_218499239"/>पद्मौ<text:bookmark-end text:name="__DdeLink__8271_218499239"/>→ <text:span text:style-name="T15">(Nom/Voc/Acc, du, mn)</text:span> → <text:span text:style-name="T15">(о) два лотаса.</text:span></text:p>
      <text:p text:style-name="P14">१४) <text:bookmark-start text:name="__DdeLink__8273_218499239"/>अङ्गे<text:bookmark-end text:name="__DdeLink__8273_218499239"/>→ अङ्ग <text:span text:style-name="T15">(Loc, sg, n</text:span><text:span text:style-name="T47">\ du</text:span><text:span text:style-name="T15">)</text:span> → <text:span text:style-name="T15">в конечности, в части</text:span></text:p>
      <text:p text:style-name="Standard"/>
      <text:p text:style-name="Standard">4) Apply consonant and vowel sandhi to the following text. Where words ought to be linked in</text:p>
      <text:p text:style-name="Standard">writing, do that.</text:p>
      <text:p text:style-name="Standard"/>
      <text:p text:style-name="P16">अर्जुनः उवाच / अर्जुन उवाच</text:p>
      <text:p text:style-name="P17">अयतिः श्रद्धया उपेतः योगात् चलितमानसः । / अयतिः श्रद्धय<text:span text:style-name="T48">ो</text:span>पेत<text:span text:style-name="T16">ो</text:span> योगात<text:span text:style-name="T48">च्</text:span>चलितमानसः </text:p>
      <text:p text:style-name="P17">अप्राप्य योगसंसिद्धिम् काम् गतिम् कृष्ण गच्छति ॥ / अप्राप्य योगसंसिद्धि<text:span text:style-name="T48">ं</text:span> का<text:span text:style-name="T49">ं</text:span> गति<text:span text:style-name="T50">ं</text:span> कृष्ण गच्छति</text:p>
      <text:p text:style-name="P17">कत् चित् न उभयविभ्रष्टः छिन्नाभ्रम् इव नश्यति । / क<text:span text:style-name="T16">च्</text:span>चि<text:span text:style-name="T16">न्</text:span>न<text:span text:style-name="T50">ो</text:span>भयविभ्रष्ट<text:span text:style-name="T16">श्</text:span>छिन्नाभ्रम<text:span text:style-name="T16">ि</text:span>व नश्यति</text:p>
      <text:p text:style-name="P18">अप्रतिष्टः महाबाहः विमूढः ब्रह्मणः पथि ॥ / अप्रतिष्ट<text:span text:style-name="T17">ो</text:span> महाबाह<text:span text:style-name="T17">ो</text:span> विमूढ<text:span text:style-name="T17">ो</text:span> ब्रह्मणः पथि</text:p>
      <text:p text:style-name="P18">एतत् मे संशयम् कृष्ण छे<text:span text:style-name="T50">त्</text:span>त<text:span text:style-name="T16">ुम्</text:span> अर्हसि अशेषतः । / एत<text:span text:style-name="T17">न्</text:span>मे संशय<text:span text:style-name="T50">ं</text:span> कृष्ण छे<text:span text:style-name="T50">त्</text:span>त<text:span text:style-name="T16">ुम</text:span>र्हस<text:span text:style-name="T51">्य</text:span>शेषतः</text:p>
      <text:p text:style-name="P18">त्वदन्यः संशयस्य अस्य छेत्ता न हि उपपद्यते ॥ / त्वदन्यः संशयस्य<text:span text:style-name="T52">ा</text:span>स्य छेत्ता न ह<text:span text:style-name="T52">्य</text:span>पपद्यते</text:p>
      <text:p text:style-name="P18">श्रीभगवान् उवाच पार्थ न एव इह न अमुत्र विनाशः तस्य विद्यते । / श्रीभगवान<text:span text:style-name="T18">ु</text:span>वाच पार्थ न<text:span text:style-name="T53">ै</text:span>व<text:span text:style-name="T53">े</text:span>ह न<text:span text:style-name="T53">ा</text:span>मुत्र विनाश<text:span text:style-name="T18">स्</text:span>तस्य विद्यते</text:p>
      <text:p text:style-name="P19">न हि कल्याणकृत् कः च<text:span text:style-name="T54">ि</text:span>त् दर्गुतिम् तात गच्छति ॥ / न हि कल्याणकृत्क<text:span text:style-name="T19">श्</text:span>च<text:span text:style-name="T54">ि</text:span><text:span text:style-name="T19">द्</text:span>द<text:span text:style-name="T55">ु</text:span>र्गति<text:span text:style-name="T19">ं</text:span> तात गच्छति</text:p>
      <text:p text:style-name="P19">प्राप्य पुण्यकृताम् लोकान् उषित्वा शाश्वतीः समाः । /<text:span text:style-name="T16"> प्राप्य पुण्यकृता</text:span><text:span text:style-name="T20">ं</text:span><text:span text:style-name="T16"> लोकान</text:span><text:span text:style-name="T20">ु</text:span><text:span text:style-name="T16">षित्वा शाश्वतीः समाः</text:span></text:p>
      <text:p text:style-name="P20">शुचीनाम् श्रीमताम् गेहे योगभ्रष्टः अभिजायते ॥ /<text:span text:style-name="T16"> शुचीना</text:span><text:span text:style-name="T20">ं</text:span><text:span text:style-name="T16"> श्रीमता</text:span><text:span text:style-name="T20">ं</text:span><text:span text:style-name="T16"> गेहे योगभ्रष्ट</text:span><text:span text:style-name="T20">ोऽ</text:span><text:span text:style-name="T16">भिजायते </text:span></text:p>
      <text:p text:style-name="P20">अथवा योगिनाम् एव कुले भवति धीमताम् । /<text:span text:style-name="T16"> अथवा योगिनाम</text:span><text:span text:style-name="T20">े</text:span><text:span text:style-name="T16">व कुले भवति धीमताम् </text:span></text:p>
      <text:p text:style-name="P20">एतत् हि दर्लभतरम् लोके जन्म यत् ईदृशम् ॥ / एत<text:span text:style-name="T20">द्धि</text:span> दर्लभतर<text:span text:style-name="T20">ं</text:span> लोके जन्म य<text:span text:style-name="T55">दि</text:span>दृशम्</text:p>
      <text:p text:style-name="P20">तत्र तम् बुद्धिसंयोगम् लभते पौर्वदेहिकम् । / तत्र त<text:span text:style-name="T20">ं</text:span> बुद्धिसंयोग<text:span text:style-name="T20">ं</text:span> लभते पौर्वदेहिकम् </text:p>
      <text:p text:style-name="P20">यतते च ततः भूयः संसिद्धौ कुरुनन्दन ॥ / यतते च तत<text:span text:style-name="T56">ो</text:span> भूयः संसिद्धौ कुरुनन्दन</text:p>
      <text:p text:style-name="P20">पूर्वाभ्यासेन तेन एव ह्रियते हि अवशः अपि सः । / पूर्वाभ्यासेन ते<text:span text:style-name="T57">नै</text:span>व ह्रियते ह<text:span text:style-name="T57">्य</text:span>वश<text:span text:style-name="T20">ोऽ</text:span>पि सः </text:p>
      <text:p text:style-name="P20">जिज्ञास<text:span text:style-name="T20">ुः</text:span> अपि योगस्य शब्दब्रह्म अतिवर्तते ॥ / जिज्ञास<text:span text:style-name="T20">ुर</text:span>पि योगस्य शब्दब्रह्म<text:span text:style-name="T57">ा</text:span>तिवर्तते</text:p>
      <text:p text:style-name="P20">प्रयत्नात् यतमानः तु योगी संशुद्धकिल्बिषः । / प्रयत्ना<text:span text:style-name="T57">द्य</text:span>तमान<text:span text:style-name="T20">स्</text:span>तु योगी संशुद्धकिल्बिषः</text:p>
      <text:p text:style-name="P20">अनेकजन्मसंसिद्धः ततः याति पराम् गतिम् ॥ / अनेकजन्मसंसिद्ध<text:span text:style-name="T20">स्</text:span>तत<text:span text:style-name="T20">ो</text:span> याति परा<text:span text:style-name="T20">ं</text:span> गतिम्</text:p>
      <text:p text:style-name="P20">तपस्विभ्यः अधिकः योगी ज्ञानिभ्यः अपि मतः अधिकः । / तपस्विभ्य<text:span text:style-name="T57">ोऽ</text:span>धिक<text:span text:style-name="T20">ो</text:span> योगी ज्ञानिभ्य<text:span text:style-name="T20">ोऽ</text:span>पि मत<text:span text:style-name="T58">ोऽ</text:span>धिकः</text:p>
      <text:p text:style-name="P20"><text:soft-page-break/>कर्मिभ्यः च अधिकः योगि तस्मात् योगी भव अर्जुन ॥ / कर्मिभ्य<text:span text:style-name="T20">श्</text:span>च<text:span text:style-name="T59">ा</text:span>धिक<text:span text:style-name="T20">ो</text:span> योगि तस्मा<text:span text:style-name="T59">द्यो</text:span>गी भव<text:span text:style-name="T59">ा</text:span>र्जुन</text:p>
      <text:p text:style-name="P20">योगिनाम् अपि सर्वेषाम् मद्गतेन अन्तरात्मना । / योगिनामपि सर्वेषा<text:span text:style-name="T20">ं</text:span> मद्गतेन<text:span text:style-name="T60">ा</text:span>न्तरात्मना</text:p>
      <text:p text:style-name="P20">श्रद्धावान् भजते यः माम् स मे युक्ततमः मतः ॥ / श्रद्धावान्भजते य<text:span text:style-name="T20">ो</text:span> मा<text:span text:style-name="T20">ं</text:span> स मे युक्ततम<text:span text:style-name="T20">ो</text:span> मतः</text:p>
      <text:p text:style-name="Standard"/>
      <text:p text:style-name="Standard"/>
      <text:p text:style-name="Standard">5) Remove the consonant and visarga sandhi in the following sentences. Translate into English.</text:p>
      <text:p text:style-name="Standard">Note: The absence of applied vowel sandhi has been indicated with a dot ·</text:p>
      <text:p text:style-name="Standard"/>
      <text:p text:style-name="Standard">१) सुहृद्बालायै · अन्नमुदकं च · आभरत् ।</text:p>
      <text:p text:style-name="P21"><text:bookmark-start text:name="__DdeLink__3630_1784023470"/>सुहृ<text:bookmark-end text:name="__DdeLink__3630_1784023470"/><text:span text:style-name="T21">द्</text:span> <text:span text:style-name="T21">बा</text:span>लायै अन्नम<text:span text:style-name="T21">्</text:span> <text:bookmark-start text:name="__DdeLink__3634_1784023470"/><text:span text:style-name="T21">उ</text:span>दक<text:bookmark-end text:name="__DdeLink__3634_1784023470"/><text:span text:style-name="T21">म्</text:span> च आ<text:bookmark-start text:name="__DdeLink__3636_1784023470"/>भर<text:bookmark-end text:name="__DdeLink__3636_1784023470"/>त् <text:span text:style-name="T21">| подруга девочке еду и воду принесла.</text:span></text:p>
      <text:p text:style-name="Standard"/>
      <text:p text:style-name="Standard">२) सुहृदो वाचं श्रुत्वा बाला · अन्नोदके · आहृत्य प्राणमत् ।</text:p>
      <text:p text:style-name="P21">सुहृद<text:span text:style-name="T21">ः</text:span> वाच<text:span text:style-name="T21">म्</text:span> श्रुत्वा बाला अन्न-<text:span text:style-name="T21">उ</text:span>दके आ<text:bookmark-start text:name="__DdeLink__3644_1784023470"/>हृ<text:bookmark-end text:name="__DdeLink__3644_1784023470"/>त्य प्राणमत् <text:span text:style-name="T21">| Подруги голос услышав, девочка еду-питьё взяв, поклонилась</text:span></text:p>
      <text:p text:style-name="Standard"/>
      <text:p text:style-name="Standard">३) नृपस्य वाचं श्रुत्वा नरा वचनानि न विस्मरन्ति ।</text:p>
      <text:p text:style-name="P21">नृपस्य वाच<text:span text:style-name="T21">म्</text:span> श्रुत्वा नरा<text:span text:style-name="T21">ः</text:span> वचनानि न विस्मरन्ति । <text:span text:style-name="T21">Царя речь услышав, люди слова не забывают.</text:span></text:p>
      <text:p text:style-name="P21"/>
      <text:p text:style-name="Standard">४) धर्मविदं क्षत्रियं पूजयेम । क्षत्रियस्य बलं कृत्स्ने जगति पापानभिभवेत् ।</text:p>
      <text:p text:style-name="P22">धर्म<text:span text:style-name="T22">म्</text:span>-विदम् क्षत्रियम् पूजयेम । क्षत्रियस्य <text:bookmark-start text:name="__DdeLink__3657_1784023470"/>बलम्<text:bookmark-end text:name="__DdeLink__3657_1784023470"/> <text:bookmark-start text:name="__DdeLink__3655_1784023470"/>कृत्स्ने<text:bookmark-end text:name="__DdeLink__3655_1784023470"/> जगति पापान<text:span text:style-name="T61">्</text:span> अभिभवेत्</text:p>
      <text:p text:style-name="P23">Ведающему дхарму воину давайте поклоняться. <text:s/>Воина сила во всем мире грехи <text:span text:style-name="T61">пусть </text:span>преодолеет.</text:p>
      <text:p text:style-name="Standard"/>
      <text:p text:style-name="Standard">५) अक्षान्क्षिप्त्वा जिताः शूरा वने वस्तुं प्रत्यागच्छन् । (अक्ष- (m.) – ‘die’; Pl ‘dice’)</text:p>
      <text:p text:style-name="P24">अक्षा<text:span text:style-name="T22">न्</text:span> <text:bookmark-start text:name="__DdeLink__3663_1784023470"/><text:span text:style-name="T22">क्षि</text:span><text:bookmark-end text:name="__DdeLink__3663_1784023470"/>प्त्वा जिताः शूरा<text:span text:style-name="T22">ः</text:span> वने वस्तु<text:span text:style-name="T22">म्</text:span> प्रत्यागच्छन्</text:p>
      <text:p text:style-name="P25">Игральные кости бросив, побеждённые герои в лес жить вернулись.</text:p>
      <text:p text:style-name="P24"/>
      <text:p text:style-name="Standard">६) यदा रथस्थो नृपः पुरमगच्छत्तदा क्षत्रियगणः क्षणादपश्यत् ।</text:p>
      <text:p text:style-name="P24">यदा <text:bookmark-start text:name="__DdeLink__3674_1784023470"/>रथ<text:span text:style-name="T22">े-</text:span>स्थ<text:span text:style-name="T22">ः</text:span><text:bookmark-end text:name="__DdeLink__3674_1784023470"/> नृपः पुरम<text:span text:style-name="T22">्</text:span> <text:span text:style-name="T22">अ</text:span>गच्छत् <text:span text:style-name="T22">त</text:span>दा क्षत्रिय<text:span text:style-name="T22">ान</text:span><text:span text:style-name="T62">ाम्</text:span>-<text:bookmark-start text:name="__DdeLink__3670_1784023470"/>गणः<text:bookmark-end text:name="__DdeLink__3670_1784023470"/> क्षणा<text:span text:style-name="T22">त् अ</text:span>पश्यत्</text:p>
      <text:p text:style-name="P25">Когда на колеснице стоящий царь в город вступил, тогда группа кшатриев сразу (его) увидела.</text:p>
      <text:p text:style-name="P24"/>
      <text:p text:style-name="Standard">७) मरुदिव कृत्स्नं जगत्तर्तुमिच्छामि ।</text:p>
      <text:p text:style-name="P26">मरु<text:span text:style-name="T23">त् इ</text:span>व कृत्स्नं जगत् <text:span text:style-name="T23">त</text:span>र्तु<text:span text:style-name="T23">म्</text:span> <text:span text:style-name="T23">इ</text:span>च्छामि</text:p>
      <text:p text:style-name="P27">Подобно ветру, весь мир пересечь хочу.</text:p>
      <text:p text:style-name="P27"/>
      <text:p text:style-name="Standard">८) उदकभुजं बालं दृष्ट्वा तुष्यामि । (-भुज<text:span text:style-name="T24">्</text:span>- ‘enjoying…’)</text:p>
      <text:p text:style-name="P28">उदक<text:span text:style-name="T24">ेन</text:span>-भुज<text:span text:style-name="T24">म्</text:span> बाल<text:span text:style-name="T24">म्</text:span> दृष्ट्वा तुष्यामि</text:p>
      <text:p text:style-name="P29">Водой наслаждающегося ребенка увидев, радуюсь.</text:p>
      <text:p text:style-name="P28"/>
      <text:p text:style-name="Standard">९) लोककृद्देवो भूतानि कृ त्स्नायां भुवि तोषयति ।</text:p>
      <text:p text:style-name="P30"><text:bookmark-start text:name="__DdeLink__3681_1784023470"/>लोक<text:bookmark-end text:name="__DdeLink__3681_1784023470"/>-<text:bookmark-start text:name="__DdeLink__3683_1784023470"/>कृ<text:span text:style-name="T25">त्</text:span><text:bookmark-end text:name="__DdeLink__3683_1784023470"/><text:span text:style-name="T25"> देव:</text:span> भूतानि कृत्स्नायां<text:span text:style-name="T25">(</text:span><text:span text:style-name="T62">Loc</text:span><text:span text:style-name="T25">)</text:span> <text:bookmark-start text:name="__DdeLink__3691_1784023470"/>भुवि<text:bookmark-end text:name="__DdeLink__3691_1784023470"/><text:span text:style-name="T25">(</text:span><text:span text:style-name="T62">Loc</text:span><text:span text:style-name="T25">भू)</text:span> <text:bookmark-start text:name="__DdeLink__3694_1784023470"/>तोष<text:bookmark-end text:name="__DdeLink__3694_1784023470"/>यति</text:p>
      <text:p text:style-name="P30"><text:span text:style-name="T25">Создающий миры бог живых существ </text:span><text:span text:style-name="T63">во </text:span><text:span text:style-name="T25">всей земли радует(каузатив от </text:span><text:bookmark text:name="__DdeLink__3698_1784023470"/><text:span text:style-name="T12">√</text:span><text:span text:style-name="T8">तुष्</text:span><text:span text:style-name="T25">).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READINGS</text:p>
      <text:p text:style-name="Standard"/>
      <text:p text:style-name="P37">How to Recognise Someone True to Their Word</text:p>
      <text:p text:style-name="Standard"/>
      <text:p text:style-name="Standard">हितवक्ता मितवक्ता सं स्कृतवक्ता न च · अपि बहुवक्ता ।</text:p>
      <text:p text:style-name="Standard">अर्थान्विमृश्य वक्ता स हि वक्ता सर्वकार्यकरः ॥</text:p>
      <text:p text:style-name="Standard"/>
      <text:p text:style-name="P31">हित<text:span text:style-name="T66">स्य</text:span>-वक्ता मित<text:span text:style-name="T66">ः</text:span>-वक्ता संस्कृत-वक्ता न च अपि बहु-वक्ता ।</text:p>
      <text:p text:style-name="P31"><text:bookmark-start text:name="__DdeLink__3711_1784023470"/>अर्था<text:span text:style-name="T26">ा</text:span><text:bookmark-end text:name="__DdeLink__3711_1784023470"/><text:span text:style-name="T26">न् वि</text:span>मृश्य वक्ता स <text:bookmark-start text:name="__DdeLink__3707_1784023470"/>हि<text:bookmark-end text:name="__DdeLink__3707_1784023470"/> वक्ता सर्व-कार्य-करः ॥</text:p>
      <text:p text:style-name="P32">тот, кто правильно говорит, умеренно говорит, изысканно говорит <text:span text:style-name="T28">а также</text:span> не много говорит</text:p>
      <text:p text:style-name="P33">тот кто о целях(разговора) принимает во внимание, именно такой говорящий – <text:span text:style-name="T64">всех дел свершитель.</text:span></text:p>
      <text:p text:style-name="P33"/>
      <text:p text:style-name="P36">Our Reactions to Worldly Things</text:p>
      <text:p text:style-name="P33"/>
      <text:p text:style-name="P33">अनिष्टसंप्रयोगाच्च विप्रयोगात्प्रियस्य च ।</text:p>
      <text:p text:style-name="P33">मानुषा मानसैर्दुःखैर्दह्यन्ते च · अल्पबुद्धयः ॥</text:p>
      <text:p text:style-name="P33"/>
      <text:p text:style-name="P34">अनिष्ट-संप्रयोगा<text:span text:style-name="T28">त</text:span> <text:span text:style-name="T28">च</text:span> विप्रयोगा<text:span text:style-name="T28">त</text:span> <text:span text:style-name="T28">प्रिय</text:span>स्य च ।</text:p>
      <text:p text:style-name="P35">и от контакта с нежелаемым, и от приятного отделения</text:p>
      <text:p text:style-name="P34">मानुषा<text:span text:style-name="T28">ः</text:span> मानसै<text:span text:style-name="T28">ः</text:span> <text:bookmark-start text:name="__DdeLink__4066_1784023470"/><text:span text:style-name="T28">दुः</text:span>खै<text:span text:style-name="T28">ः</text:span><text:bookmark-end text:name="__DdeLink__4066_1784023470"/> <text:span text:style-name="T28">दह्य</text:span>न्ते च अल्प-बुद्धयः ॥</text:p>
      <text:p text:style-name="P35">люди, и умом создаными печалами (себя)сжигают(<text:span text:style-name="T67">пасивный</text:span>) (которые) <text:span text:style-name="T67">малоумные</text:span>.</text:p>
      <text:p text:style-name="P35"/>
      <text:p text:style-name="P35"/>
      <text:p text:style-name="P38">Think Before You Act</text:p>
      <text:p text:style-name="P35"/>
      <text:p text:style-name="P35">कु<text:span text:style-name="T29">दृ</text:span>ष्ट<text:span text:style-name="T29">म्</text:span> कुपरिज्ञात<text:span text:style-name="T29">म्</text:span> कुश्रुत<text:span text:style-name="T29">म्</text:span> कुपरीक्षितम् ।</text:p>
      <text:p text:style-name="P41">плохо видимое, плохо понятое, плохо слышимое, недостаточно испытанное</text:p>
      <text:p text:style-name="P35">पुरुषेण न कर्तव्यम् (…)</text:p>
      <text:p text:style-name="P41">Человеком не должно быть сделано.</text:p>
      <text:p text:style-name="P41"/>
      <text:p text:style-name="P39">Rāma, His Wife Sītā and His Brother Lakṣmaṇa Travel Together</text:p>
      <text:p text:style-name="P39"/>
      <text:p text:style-name="P42">ते वनेन वन<text:span text:style-name="T30">म्</text:span> गत्वा नदी<text:span text:style-name="T30">ः</text:span> <text:span text:style-name="T30">तिर्त्वा</text:span> बह<text:span text:style-name="T30">ु-उ</text:span>दकाः ।</text:p>
      <text:p text:style-name="P43">они из одного леса в другой перейдя, через реки переправившись полноводные</text:p>
      <text:p text:style-name="P42">चित्रकूटम<text:span text:style-name="T30">्</text:span> <text:span text:style-name="T30">अ</text:span>नुप्राप्य भरद्वाजस्य शसनात् ॥ २६ ।</text:p>
      <text:p text:style-name="P43">Горы Читракута достигнув, по Бхарадваджи приказу</text:p>
      <text:p text:style-name="P42">रम्यम<text:span text:style-name="T30">्</text:span> <text:span text:style-name="T30">आ</text:span>वसथ<text:span text:style-name="T30">म्</text:span> कृत्वा रममाणा<text:span text:style-name="T30">ः</text:span> वने त्रयः ।</text:p>
      <text:p text:style-name="P43">Красивую хижину сделав, <text:s/>в лесу втроём <text:span text:style-name="T68">наслаждавщиеся</text:span></text:p>
      <text:p text:style-name="P42">देव-गन्धर्व-संकाशा<text:span text:style-name="T31">ः</text:span> <text:span text:style-name="T31">त</text:span>त्र ते न्यवस<text:span text:style-name="T31">न्</text:span> <text:span text:style-name="T31">सु</text:span>खम् ॥ २७।</text:p>
      <text:p text:style-name="P44">Девам и гандхарвам подобные, там они обитали счастливо.</text:p>
      <text:p text:style-name="P44"/>
      <text:p text:style-name="P40">The Qualities of Great People</text:p>
      <text:p text:style-name="P40"/>
      <text:p text:style-name="P44">विपदि धैर्यम <text:span text:style-name="T32">अ</text:span>थ · अभ्युदये <text:bookmark-start text:name="__DdeLink__4087_1784023470"/>क्षमा<text:bookmark-end text:name="__DdeLink__4087_1784023470"/></text:p>
      <text:p text:style-name="P45">в несчастье сила и в сча<text:span text:style-name="T33">с</text:span>тье терпение</text:p>
      <text:p text:style-name="P44">सदसि वाक्पटुता युधि विक्रमः ।</text:p>
      <text:p text:style-name="P46">в собрании красноречие, в битве отвага</text:p>
      <text:p text:style-name="P46"/>
      <text:p text:style-name="P44"><text:soft-page-break/></text:p>
      <text:p text:style-name="P44">यशसि च · अभिरति<text:span text:style-name="T34">ः</text:span> <text:span text:style-name="T34">व्या</text:span>सन<text:span text:style-name="T33">म्</text:span> श्रुतौ</text:p>
      <text:p text:style-name="P46">и в славе <text:span text:style-name="T34">великолепие, преданность в</text:span> <text:span text:style-name="T34">писаниях</text:span></text:p>
      <text:p text:style-name="P44">प्रकृति-सिद्ध<text:span text:style-name="T33">म्</text:span> <text:span text:style-name="T33">इदम्</text:span> हि महात्मनाम् ॥</text:p>
      <text:p text:style-name="P46"><text:span text:style-name="T35">естественн</text:span><text:span text:style-name="T69">ое</text:span><text:span text:style-name="T35"> совершенств</text:span><text:span text:style-name="T69">о</text:span> все это действительно великих духом.</text:p>
      <text:p text:style-name="P44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Mono" svg:font-family="'Noto Sans Mono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17:27:43.883648628</meta:creation-date>
    <dc:date>2025-03-21T18:19:40.063725150</dc:date>
    <meta:editing-duration>P1DT14H12M41S</meta:editing-duration>
    <meta:editing-cycles>67</meta:editing-cycles>
    <meta:generator>LibreOffice/7.4.7.2$Linux_X86_64 LibreOffice_project/40$Build-2</meta:generator>
    <meta:document-statistic meta:table-count="0" meta:image-count="0" meta:object-count="0" meta:page-count="5" meta:paragraph-count="148" meta:word-count="1352" meta:character-count="6660" meta:non-whitespace-character-count="5428"/>
  </office:meta>
</office:document-meta>
</file>